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5.666cm"/>
    </style:style>
    <style:style style:name="Tabelle3.B" style:family="table-column">
      <style:table-column-properties style:column-width="2.722cm"/>
    </style:style>
    <style:style style:name="Tabelle3.C" style:family="table-column">
      <style:table-column-properties style:column-width="8.625cm"/>
    </style:style>
    <style:style style:name="Tabelle3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d3d7c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5.666cm"/>
    </style:style>
    <style:style style:name="Tabelle4.B" style:family="table-column">
      <style:table-column-properties style:column-width="2.722cm"/>
    </style:style>
    <style:style style:name="Tabelle4.C" style:family="table-column">
      <style:table-column-properties style:column-width="8.625cm"/>
    </style:style>
    <style:style style:name="Tabelle4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3d7cf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8.387cm"/>
    </style:style>
    <style:style style:name="Tabelle5.B" style:family="table-column">
      <style:table-column-properties style:column-width="8.625cm"/>
    </style:style>
    <style:style style:name="Tabelle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3d7cf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8.387cm"/>
    </style:style>
    <style:style style:name="Tabelle6.B" style:family="table-column">
      <style:table-column-properties style:column-width="8.625cm"/>
    </style:style>
    <style:style style:name="Tabelle6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d3d7cf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5.666cm"/>
    </style:style>
    <style:style style:name="Tabelle7.B" style:family="table-column">
      <style:table-column-properties style:column-width="2.722cm"/>
    </style:style>
    <style:style style:name="Tabelle7.C" style:family="table-column">
      <style:table-column-properties style:column-width="8.625cm"/>
    </style:style>
    <style:style style:name="Tabelle7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#d3d7cf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5.666cm"/>
    </style:style>
    <style:style style:name="Tabelle10.B" style:family="table-column">
      <style:table-column-properties style:column-width="2.722cm"/>
    </style:style>
    <style:style style:name="Tabelle10.C" style:family="table-column">
      <style:table-column-properties style:column-width="8.625cm"/>
    </style:style>
    <style:style style:name="Tabelle10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d3d7cf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5.666cm"/>
    </style:style>
    <style:style style:name="Tabelle8.B" style:family="table-column">
      <style:table-column-properties style:column-width="2.722cm"/>
    </style:style>
    <style:style style:name="Tabelle8.C" style:family="table-column">
      <style:table-column-properties style:column-width="8.625cm"/>
    </style:style>
    <style:style style:name="Tabelle8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background-color="#d3d7cf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5.666cm"/>
    </style:style>
    <style:style style:name="Tabelle9.B" style:family="table-column">
      <style:table-column-properties style:column-width="2.722cm"/>
    </style:style>
    <style:style style:name="Tabelle9.C" style:family="table-column">
      <style:table-column-properties style:column-width="8.625cm"/>
    </style:style>
    <style:style style:name="Tabelle9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d3d7cf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8.493cm"/>
    </style:style>
    <style:style style:name="Tabelle11.B" style:family="table-column">
      <style:table-column-properties style:column-width="8.52cm"/>
    </style:style>
    <style:style style:name="Tabelle11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3d7cf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3" style:family="table-cell">
      <style:table-cell-properties fo:padding="0.097cm" fo:border-left="0.05pt solid #000000" fo:border-right="none" fo:border-top="none" fo:border-bottom="0.05pt solid #000000"/>
    </style:style>
    <style:style style:name="Tabel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4" style:family="table-cell">
      <style:table-cell-properties fo:padding="0.097cm" fo:border-left="0.05pt solid #000000" fo:border-right="none" fo:border-top="none" fo:border-bottom="0.05pt solid #000000"/>
    </style:style>
    <style:style style:name="Tabel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5" style:family="table-cell">
      <style:table-cell-properties fo:padding="0.097cm" fo:border-left="0.05pt solid #000000" fo:border-right="none" fo:border-top="none" fo:border-bottom="0.05pt solid #000000"/>
    </style:style>
    <style:style style:name="Tabel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6" style:family="table-cell">
      <style:table-cell-properties fo:padding="0.097cm" fo:border-left="0.05pt solid #000000" fo:border-right="none" fo:border-top="none" fo:border-bottom="0.05pt solid #000000"/>
    </style:style>
    <style:style style:name="Tabel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5.666cm"/>
    </style:style>
    <style:style style:name="Tabelle12.B" style:family="table-column">
      <style:table-column-properties style:column-width="2.722cm"/>
    </style:style>
    <style:style style:name="Tabelle12.C" style:family="table-column">
      <style:table-column-properties style:column-width="8.625cm"/>
    </style:style>
    <style:style style:name="Tabelle12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d3d7cf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5.666cm"/>
    </style:style>
    <style:style style:name="Tabelle13.B" style:family="table-column">
      <style:table-column-properties style:column-width="2.722cm"/>
    </style:style>
    <style:style style:name="Tabelle13.C" style:family="table-column">
      <style:table-column-properties style:column-width="8.625cm"/>
    </style:style>
    <style:style style:name="Tabelle13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C1" style:family="table-cell">
      <style:table-cell-properties fo:background-color="#d3d7cf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5.666cm"/>
    </style:style>
    <style:style style:name="Tabelle14.B" style:family="table-column">
      <style:table-column-properties style:column-width="2.722cm"/>
    </style:style>
    <style:style style:name="Tabelle14.C" style:family="table-column">
      <style:table-column-properties style:column-width="8.625cm"/>
    </style:style>
    <style:style style:name="Tabelle14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4.C1" style:family="table-cell">
      <style:table-cell-properties fo:background-color="#d3d7cf" fo:padding="0.097cm" fo:border="0.05pt solid #000000">
        <style:background-image/>
      </style:table-cell-properties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none" fo:border-top="none" fo:border-bottom="0.05pt solid #000000"/>
    </style:style>
    <style:style style:name="Tabel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5.666cm"/>
    </style:style>
    <style:style style:name="Tabelle15.B" style:family="table-column">
      <style:table-column-properties style:column-width="2.722cm"/>
    </style:style>
    <style:style style:name="Tabelle15.C" style:family="table-column">
      <style:table-column-properties style:column-width="8.625cm"/>
    </style:style>
    <style:style style:name="Tabelle1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d3d7cf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7.013cm" fo:margin-left="0cm" table:align="left"/>
    </style:style>
    <style:style style:name="Tabelle16.A" style:family="table-column">
      <style:table-column-properties style:column-width="5.666cm"/>
    </style:style>
    <style:style style:name="Tabelle16.B" style:family="table-column">
      <style:table-column-properties style:column-width="2.722cm"/>
    </style:style>
    <style:style style:name="Tabelle16.C" style:family="table-column">
      <style:table-column-properties style:column-width="8.625cm"/>
    </style:style>
    <style:style style:name="Tabelle16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d3d7cf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7.013cm" fo:margin-left="0cm" table:align="left"/>
    </style:style>
    <style:style style:name="Tabelle17.A" style:family="table-column">
      <style:table-column-properties style:column-width="5.666cm"/>
    </style:style>
    <style:style style:name="Tabelle17.B" style:family="table-column">
      <style:table-column-properties style:column-width="2.722cm"/>
    </style:style>
    <style:style style:name="Tabelle17.C" style:family="table-column">
      <style:table-column-properties style:column-width="8.625cm"/>
    </style:style>
    <style:style style:name="Tabelle17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C1" style:family="table-cell">
      <style:table-cell-properties fo:background-color="#d3d7cf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195e17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officeooo:rsid="000a7932" officeooo:paragraph-rsid="000a7932"/>
    </style:style>
    <style:style style:name="P5" style:family="paragraph" style:parent-style-name="Standard">
      <style:text-properties style:font-name="Liberation Sans" officeooo:rsid="000a7932" officeooo:paragraph-rsid="0011f965"/>
    </style:style>
    <style:style style:name="P6" style:family="paragraph" style:parent-style-name="Standard">
      <style:text-properties style:font-name="Liberation Sans" officeooo:rsid="000a7932" officeooo:paragraph-rsid="00195e17"/>
    </style:style>
    <style:style style:name="P7" style:family="paragraph" style:parent-style-name="Standard">
      <style:text-properties style:font-name="Liberation Sans" fo:font-size="14pt" fo:font-weight="bold" officeooo:rsid="001189f3" officeooo:paragraph-rsid="001189f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fo:font-weight="bold" officeooo:rsid="001189f3" officeooo:paragraph-rsid="00145ea4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ans" fo:font-size="14pt" fo:font-weight="bold" officeooo:rsid="001b3e68" officeooo:paragraph-rsid="001b3e68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fo:font-weight="bold" officeooo:rsid="001c14c6" officeooo:paragraph-rsid="001c14c6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4pt" fo:font-weight="bold" officeooo:rsid="00145ea4" officeooo:paragraph-rsid="00145ea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" fo:font-size="14pt" fo:font-weight="bold" officeooo:rsid="0015b46b" officeooo:paragraph-rsid="0015b46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fo:font-weight="bold" officeooo:rsid="0015b46b" officeooo:paragraph-rsid="001614b1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4pt" fo:font-weight="bold" officeooo:rsid="001614b1" officeooo:paragraph-rsid="001614b1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officeooo:rsid="00101e84" officeooo:paragraph-rsid="00101e84"/>
    </style:style>
    <style:style style:name="P16" style:family="paragraph" style:parent-style-name="Standard">
      <style:text-properties style:font-name="Liberation Sans" officeooo:rsid="00101e84" officeooo:paragraph-rsid="001c14c6"/>
    </style:style>
    <style:style style:name="P17" style:family="paragraph" style:parent-style-name="Standard">
      <style:text-properties style:font-name="Liberation Sans" officeooo:rsid="00101e84" officeooo:paragraph-rsid="001b3e68"/>
    </style:style>
    <style:style style:name="P18" style:family="paragraph" style:parent-style-name="Standard">
      <style:text-properties style:font-name="Liberation Sans" officeooo:rsid="001189f3" officeooo:paragraph-rsid="001189f3"/>
    </style:style>
    <style:style style:name="P19" style:family="paragraph" style:parent-style-name="Standard">
      <style:text-properties style:font-name="Liberation Sans" officeooo:rsid="0011f965" officeooo:paragraph-rsid="0011f965"/>
    </style:style>
    <style:style style:name="P20" style:family="paragraph" style:parent-style-name="Standard">
      <style:text-properties style:font-name="Liberation Sans" officeooo:rsid="000d60a6" officeooo:paragraph-rsid="00145ea4"/>
    </style:style>
    <style:style style:name="P21" style:family="paragraph" style:parent-style-name="Standard">
      <style:text-properties style:font-name="Liberation Sans" officeooo:rsid="000d60a6" officeooo:paragraph-rsid="001466fc"/>
    </style:style>
    <style:style style:name="P22" style:family="paragraph" style:parent-style-name="Standard">
      <style:text-properties style:font-name="Liberation Sans" officeooo:rsid="000d60a6" officeooo:paragraph-rsid="0015b46b"/>
    </style:style>
    <style:style style:name="P23" style:family="paragraph" style:parent-style-name="Standard">
      <style:text-properties style:font-name="Liberation Sans" officeooo:rsid="000d60a6" officeooo:paragraph-rsid="001614b1"/>
    </style:style>
    <style:style style:name="P24" style:family="paragraph" style:parent-style-name="Standard">
      <style:text-properties style:font-name="Liberation Sans" officeooo:rsid="000d60a6" officeooo:paragraph-rsid="001806b3"/>
    </style:style>
    <style:style style:name="P25" style:family="paragraph" style:parent-style-name="Standard">
      <style:text-properties style:font-name="Liberation Sans" officeooo:rsid="000d60a6" officeooo:paragraph-rsid="00195e17"/>
    </style:style>
    <style:style style:name="P26" style:family="paragraph" style:parent-style-name="Standard">
      <style:text-properties style:font-name="Liberation Sans" officeooo:rsid="00145ea4" officeooo:paragraph-rsid="00145ea4"/>
    </style:style>
    <style:style style:name="P27" style:family="paragraph" style:parent-style-name="Standard">
      <style:text-properties style:font-name="Liberation Sans" officeooo:rsid="001466fc" officeooo:paragraph-rsid="001466fc"/>
    </style:style>
    <style:style style:name="P28" style:family="paragraph" style:parent-style-name="Standard">
      <style:text-properties style:font-name="Liberation Sans" fo:font-size="12pt" officeooo:rsid="000faf0a" officeooo:paragraph-rsid="000faf0a" style:font-size-asian="12pt" style:font-size-complex="12pt"/>
    </style:style>
    <style:style style:name="P29" style:family="paragraph" style:parent-style-name="Standard">
      <style:text-properties style:font-name="Liberation Sans" fo:font-size="12pt" officeooo:rsid="000a7932" officeooo:paragraph-rsid="000a7932" style:font-size-asian="12pt" style:font-size-complex="12pt"/>
    </style:style>
    <style:style style:name="P30" style:family="paragraph" style:parent-style-name="Standard">
      <style:text-properties style:font-name="Liberation Sans" fo:font-size="12pt" officeooo:rsid="00101e84" officeooo:paragraph-rsid="00101e84" style:font-size-asian="12pt" style:font-size-complex="12pt"/>
    </style:style>
    <style:style style:name="P31" style:family="paragraph" style:parent-style-name="Standard">
      <style:text-properties style:font-name="Liberation Sans" fo:font-size="12pt" officeooo:rsid="001a241e" officeooo:paragraph-rsid="001a241e" style:font-size-asian="12pt" style:font-size-complex="12pt"/>
    </style:style>
    <style:style style:name="P32" style:family="paragraph" style:parent-style-name="Standard">
      <style:text-properties style:font-name="Liberation Sans" officeooo:rsid="0015b46b" officeooo:paragraph-rsid="0015b46b"/>
    </style:style>
    <style:style style:name="P33" style:family="paragraph" style:parent-style-name="Standard">
      <style:text-properties style:font-name="Liberation Sans" officeooo:rsid="0015b46b" officeooo:paragraph-rsid="00195e17"/>
    </style:style>
    <style:style style:name="P34" style:family="paragraph" style:parent-style-name="Standard">
      <style:text-properties style:font-name="Liberation Sans" officeooo:rsid="001614b1" officeooo:paragraph-rsid="001614b1"/>
    </style:style>
    <style:style style:name="P35" style:family="paragraph" style:parent-style-name="Standard">
      <style:text-properties style:font-name="Liberation Sans" officeooo:rsid="001614b1" officeooo:paragraph-rsid="001806b3"/>
    </style:style>
    <style:style style:name="P36" style:family="paragraph" style:parent-style-name="Standard">
      <style:paragraph-properties fo:text-align="start" style:justify-single-word="false"/>
      <style:text-properties style:font-name="Liberation Sans" officeooo:rsid="001614b1" officeooo:paragraph-rsid="001b3e68"/>
    </style:style>
    <style:style style:name="P37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faf0a" officeooo:paragraph-rsid="000faf0a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95e17" officeooo:paragraph-rsid="00195e17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1189f3" officeooo:paragraph-rsid="001b3e6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1189f3" officeooo:paragraph-rsid="001c14c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1189f3" officeooo:paragraph-rsid="001c302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0d60a6" officeooo:paragraph-rsid="001b3e6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1b3e68" officeooo:paragraph-rsid="001b3e68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11f965" officeooo:paragraph-rsid="001b3e6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11f965" officeooo:paragraph-rsid="001c14c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ans" fo:font-size="12pt" style:text-underline-style="none" fo:font-weight="normal" officeooo:rsid="001c3029" officeooo:paragraph-rsid="001c3029" style:font-size-asian="12pt" style:font-weight-asian="normal" style:font-size-complex="12pt" style:font-weight-complex="normal"/>
    </style:style>
    <style:style style:name="P48" style:family="paragraph" style:parent-style-name="Standard">
      <style:text-properties officeooo:paragraph-rsid="001b3e68"/>
    </style:style>
    <style:style style:name="P49" style:family="paragraph" style:parent-style-name="Standard">
      <style:text-properties officeooo:rsid="001c14c6" officeooo:paragraph-rsid="001c14c6"/>
    </style:style>
    <style:style style:name="P50" style:family="paragraph" style:parent-style-name="Standard">
      <style:text-properties officeooo:paragraph-rsid="001c14c6"/>
    </style:style>
    <style:style style:name="P51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0faf0a" officeooo:paragraph-rsid="000faf0a" style:font-size-asian="15pt" style:font-weight-asian="bold" style:font-size-complex="15pt" style:font-weight-complex="bold"/>
    </style:style>
    <style:style style:name="P52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0faf0a" officeooo:paragraph-rsid="00195e17" style:font-size-asian="15pt" style:font-weight-asian="bold" style:font-size-complex="15pt" style:font-weight-complex="bold"/>
    </style:style>
    <style:style style:name="P53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5b46b" officeooo:paragraph-rsid="0015b46b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4e9a06" style:font-name="Liberation Sans" fo:font-size="15pt" style:text-underline-style="solid" style:text-underline-width="auto" style:text-underline-color="font-color" fo:font-weight="bold" officeooo:rsid="0015b46b" officeooo:paragraph-rsid="001b3e68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4e9a06" style:font-name="Liberation Sans" fo:font-size="12pt" style:text-underline-style="solid" style:text-underline-width="auto" style:text-underline-color="font-color" fo:font-weight="bold" officeooo:rsid="000a7932" officeooo:paragraph-rsid="001a241e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01c3029"/>
    </style:style>
    <style:style style:name="P57" style:family="paragraph" style:parent-style-name="Standard">
      <style:text-properties officeooo:rsid="001e71d3" officeooo:paragraph-rsid="001e71d3"/>
    </style:style>
    <style:style style:name="P58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60" style:family="paragraph" style:parent-style-name="Table_20_Contents">
      <style:text-properties fo:color="#000000" style:font-name="Liberation Sans" fo:font-size="10pt" officeooo:rsid="000faf0a" officeooo:paragraph-rsid="000faf0a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01e84" officeooo:paragraph-rsid="00101e84" style:font-size-asian="10pt" style:font-size-complex="10pt"/>
    </style:style>
    <style:style style:name="P62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63" style:family="paragraph" style:parent-style-name="Table_20_Contents">
      <style:text-properties fo:color="#16335d" style:font-name="Liberation Sans" fo:font-weight="bold" officeooo:rsid="001189f3" officeooo:paragraph-rsid="001189f3" style:font-weight-asian="bold" style:font-weight-complex="bold"/>
    </style:style>
    <style:style style:name="P64" style:family="paragraph" style:parent-style-name="Table_20_Contents">
      <style:text-properties fo:color="#16335d" style:font-name="Liberation Sans" fo:font-weight="bold" officeooo:rsid="001189f3" officeooo:paragraph-rsid="0011f965" style:font-weight-asian="bold" style:font-weight-complex="bold"/>
    </style:style>
    <style:style style:name="P65" style:family="paragraph" style:parent-style-name="Table_20_Contents">
      <style:text-properties fo:color="#16335d" style:font-name="Liberation Sans" fo:font-weight="bold" officeooo:rsid="001189f3" officeooo:paragraph-rsid="0015b46b" style:font-weight-asian="bold" style:font-weight-complex="bold"/>
    </style:style>
    <style:style style:name="P66" style:family="paragraph" style:parent-style-name="Table_20_Contents">
      <style:text-properties fo:color="#16335d" style:font-name="Liberation Sans" fo:font-weight="bold" officeooo:rsid="001189f3" officeooo:paragraph-rsid="001614b1" style:font-weight-asian="bold" style:font-weight-complex="bold"/>
    </style:style>
    <style:style style:name="P67" style:family="paragraph" style:parent-style-name="Table_20_Contents">
      <style:text-properties fo:color="#16335d" style:font-name="Liberation Sans" fo:font-weight="bold" officeooo:rsid="001189f3" officeooo:paragraph-rsid="001806b3" style:font-weight-asian="bold" style:font-weight-complex="bold"/>
    </style:style>
    <style:style style:name="P68" style:family="paragraph" style:parent-style-name="Table_20_Contents">
      <style:text-properties fo:color="#16335d" style:font-name="Liberation Sans" fo:font-weight="bold" officeooo:rsid="001189f3" officeooo:paragraph-rsid="00195e17" style:font-weight-asian="bold" style:font-weight-complex="bold"/>
    </style:style>
    <style:style style:name="P69" style:family="paragraph" style:parent-style-name="Table_20_Contents">
      <style:text-properties fo:color="#16335d" style:font-name="Liberation Sans" fo:font-weight="bold" officeooo:rsid="001189f3" officeooo:paragraph-rsid="001b3e68" style:font-weight-asian="bold" style:font-weight-complex="bold"/>
    </style:style>
    <style:style style:name="P70" style:family="paragraph" style:parent-style-name="Table_20_Contents">
      <style:text-properties fo:color="#16335d" style:font-name="Liberation Sans" fo:font-weight="bold" officeooo:rsid="001189f3" officeooo:paragraph-rsid="001c14c6" style:font-weight-asian="bold" style:font-weight-complex="bold"/>
    </style:style>
    <style:style style:name="P71" style:family="paragraph" style:parent-style-name="Table_20_Contents">
      <style:text-properties fo:color="#16335d" style:font-name="Liberation Sans" fo:font-weight="bold" officeooo:rsid="001189f3" officeooo:paragraph-rsid="001c3029" style:font-weight-asian="bold" style:font-weight-complex="bold"/>
    </style:style>
    <style:style style:name="P72" style:family="paragraph" style:parent-style-name="Table_20_Contents">
      <style:text-properties fo:color="#16335d" style:font-name="Liberation Sans" fo:font-weight="bold" officeooo:rsid="0011f965" officeooo:paragraph-rsid="0011f965" style:font-weight-asian="bold" style:font-weight-complex="bold"/>
    </style:style>
    <style:style style:name="P73" style:family="paragraph" style:parent-style-name="Table_20_Contents">
      <style:text-properties fo:color="#16335d" style:font-name="Liberation Sans" fo:font-weight="bold" officeooo:rsid="0011f965" officeooo:paragraph-rsid="0015b46b" style:font-weight-asian="bold" style:font-weight-complex="bold"/>
    </style:style>
    <style:style style:name="P74" style:family="paragraph" style:parent-style-name="Table_20_Contents">
      <style:text-properties fo:color="#16335d" style:font-name="Liberation Sans" fo:font-weight="bold" officeooo:rsid="0011f965" officeooo:paragraph-rsid="001614b1" style:font-weight-asian="bold" style:font-weight-complex="bold"/>
    </style:style>
    <style:style style:name="P75" style:family="paragraph" style:parent-style-name="Table_20_Contents">
      <style:text-properties fo:color="#16335d" style:font-name="Liberation Sans" fo:font-weight="bold" officeooo:rsid="0011f965" officeooo:paragraph-rsid="001806b3" style:font-weight-asian="bold" style:font-weight-complex="bold"/>
    </style:style>
    <style:style style:name="P76" style:family="paragraph" style:parent-style-name="Table_20_Contents">
      <style:text-properties fo:color="#16335d" style:font-name="Liberation Sans" fo:font-weight="bold" officeooo:rsid="0011f965" officeooo:paragraph-rsid="00195e17" style:font-weight-asian="bold" style:font-weight-complex="bold"/>
    </style:style>
    <style:style style:name="P77" style:family="paragraph" style:parent-style-name="Table_20_Contents">
      <style:text-properties fo:color="#16335d" style:font-name="Liberation Sans" fo:font-weight="bold" officeooo:rsid="0011f965" officeooo:paragraph-rsid="001b3e68" style:font-weight-asian="bold" style:font-weight-complex="bold"/>
    </style:style>
    <style:style style:name="P78" style:family="paragraph" style:parent-style-name="Table_20_Contents">
      <style:text-properties fo:color="#16335d" style:font-name="Liberation Sans" fo:font-weight="bold" officeooo:rsid="0011f965" officeooo:paragraph-rsid="001c14c6" style:font-weight-asian="bold" style:font-weight-complex="bold"/>
    </style:style>
    <style:style style:name="P79" style:family="paragraph" style:parent-style-name="Table_20_Contents">
      <style:text-properties fo:color="#16335d" style:font-name="Liberation Sans" fo:font-weight="bold" officeooo:rsid="0011f965" officeooo:paragraph-rsid="001c3029" style:font-weight-asian="bold" style:font-weight-complex="bold"/>
    </style:style>
    <style:style style:name="P80" style:family="paragraph" style:parent-style-name="Table_20_Contents">
      <style:text-properties fo:color="#16335d" style:font-name="Liberation Sans" fo:font-weight="bold" officeooo:rsid="0011f965" officeooo:paragraph-rsid="00145ea4" style:font-weight-asian="bold" style:font-weight-complex="bold"/>
    </style:style>
    <style:style style:name="P81" style:family="paragraph" style:parent-style-name="Table_20_Contents">
      <style:text-properties fo:color="#16335d" style:font-name="Liberation Sans" fo:font-weight="bold" officeooo:rsid="0011f965" officeooo:paragraph-rsid="001466fc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16335d" style:font-name="Liberation Sans" fo:font-weight="bold" officeooo:rsid="001a241e" officeooo:paragraph-rsid="001a241e" style:font-weight-asian="bold" style:font-weight-complex="bold"/>
    </style:style>
    <style:style style:name="P83" style:family="paragraph" style:parent-style-name="Table_20_Contents">
      <style:text-properties style:font-name="Liberation Sans" officeooo:rsid="001189f3" officeooo:paragraph-rsid="001189f3"/>
    </style:style>
    <style:style style:name="P84" style:family="paragraph" style:parent-style-name="Table_20_Contents">
      <style:text-properties style:font-name="Liberation Sans" officeooo:rsid="0011f965" officeooo:paragraph-rsid="0011f965"/>
    </style:style>
    <style:style style:name="P85" style:family="paragraph" style:parent-style-name="Table_20_Contents">
      <style:text-properties style:font-name="Liberation Sans" officeooo:rsid="0011f965" officeooo:paragraph-rsid="001466fc"/>
    </style:style>
    <style:style style:name="P86" style:family="paragraph" style:parent-style-name="Table_20_Contents">
      <style:text-properties style:font-name="Liberation Sans" officeooo:rsid="0011f965" officeooo:paragraph-rsid="0015b46b"/>
    </style:style>
    <style:style style:name="P87" style:family="paragraph" style:parent-style-name="Table_20_Contents">
      <style:text-properties style:font-name="Liberation Sans" officeooo:rsid="0011f965" officeooo:paragraph-rsid="001614b1"/>
    </style:style>
    <style:style style:name="P88" style:family="paragraph" style:parent-style-name="Table_20_Contents">
      <style:text-properties style:font-name="Liberation Sans" officeooo:rsid="0011f965" officeooo:paragraph-rsid="001806b3"/>
    </style:style>
    <style:style style:name="P89" style:family="paragraph" style:parent-style-name="Table_20_Contents">
      <style:text-properties style:font-name="Liberation Sans" officeooo:rsid="0011f965" officeooo:paragraph-rsid="00195e17"/>
    </style:style>
    <style:style style:name="P90" style:family="paragraph" style:parent-style-name="Table_20_Contents">
      <style:text-properties style:font-name="Liberation Sans" officeooo:rsid="0011f965" officeooo:paragraph-rsid="001b3e68"/>
    </style:style>
    <style:style style:name="P91" style:family="paragraph" style:parent-style-name="Table_20_Contents">
      <style:text-properties style:font-name="Liberation Sans" officeooo:rsid="0011f965" officeooo:paragraph-rsid="001c14c6"/>
    </style:style>
    <style:style style:name="P92" style:family="paragraph" style:parent-style-name="Table_20_Contents">
      <style:text-properties style:font-name="Liberation Sans" officeooo:rsid="0011f965" officeooo:paragraph-rsid="001c3029"/>
    </style:style>
    <style:style style:name="P93" style:family="paragraph" style:parent-style-name="Table_20_Contents">
      <style:text-properties style:font-name="Liberation Sans" officeooo:rsid="00133342" officeooo:paragraph-rsid="00133342"/>
    </style:style>
    <style:style style:name="P94" style:family="paragraph" style:parent-style-name="Table_20_Contents">
      <style:text-properties style:font-name="Liberation Sans" officeooo:rsid="001466fc" officeooo:paragraph-rsid="001466fc"/>
    </style:style>
    <style:style style:name="P95" style:family="paragraph" style:parent-style-name="Table_20_Contents">
      <style:text-properties style:font-name="Liberation Sans" officeooo:rsid="0015b46b" officeooo:paragraph-rsid="0015b46b"/>
    </style:style>
    <style:style style:name="P96" style:family="paragraph" style:parent-style-name="Table_20_Contents">
      <style:text-properties style:font-name="Liberation Sans" officeooo:rsid="0015b46b" officeooo:paragraph-rsid="001614b1"/>
    </style:style>
    <style:style style:name="P97" style:family="paragraph" style:parent-style-name="Table_20_Contents">
      <style:text-properties style:font-name="Liberation Sans" officeooo:rsid="0015b46b" officeooo:paragraph-rsid="001806b3"/>
    </style:style>
    <style:style style:name="P98" style:family="paragraph" style:parent-style-name="Table_20_Contents">
      <style:text-properties style:font-name="Liberation Sans" officeooo:rsid="0015b46b" officeooo:paragraph-rsid="00195e17"/>
    </style:style>
    <style:style style:name="P99" style:family="paragraph" style:parent-style-name="Table_20_Contents">
      <style:text-properties style:font-name="Liberation Sans" officeooo:rsid="001614b1" officeooo:paragraph-rsid="001614b1"/>
    </style:style>
    <style:style style:name="P100" style:family="paragraph" style:parent-style-name="Table_20_Contents">
      <style:text-properties style:font-name="Liberation Sans" officeooo:rsid="001806b3" officeooo:paragraph-rsid="001806b3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officeooo:rsid="001806b3" officeooo:paragraph-rsid="001a241e"/>
    </style:style>
    <style:style style:name="P102" style:family="paragraph" style:parent-style-name="Table_20_Contents">
      <style:text-properties style:font-name="Liberation Sans" officeooo:rsid="00195e17" officeooo:paragraph-rsid="00195e17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officeooo:rsid="001a241e" officeooo:paragraph-rsid="001a241e"/>
    </style:style>
    <style:style style:name="P104" style:family="paragraph" style:parent-style-name="Table_20_Contents">
      <style:text-properties style:font-name="Liberation Sans" officeooo:rsid="001b3e68" officeooo:paragraph-rsid="001b3e68"/>
    </style:style>
    <style:style style:name="P105" style:family="paragraph" style:parent-style-name="Table_20_Contents">
      <style:text-properties style:font-name="Liberation Sans" officeooo:rsid="001b3e68" officeooo:paragraph-rsid="001c14c6"/>
    </style:style>
    <style:style style:name="P106" style:family="paragraph" style:parent-style-name="Table_20_Contents">
      <style:text-properties style:font-name="Liberation Sans" officeooo:rsid="001b3e68" officeooo:paragraph-rsid="001def9a"/>
    </style:style>
    <style:style style:name="P107" style:family="paragraph" style:parent-style-name="Table_20_Contents">
      <style:text-properties style:font-name="Liberation Sans" officeooo:rsid="001c14c6" officeooo:paragraph-rsid="001c14c6"/>
    </style:style>
    <style:style style:name="P108" style:family="paragraph" style:parent-style-name="Table_20_Contents">
      <style:text-properties style:font-name="Liberation Sans" officeooo:rsid="001c14c6" officeooo:paragraph-rsid="001c3029"/>
    </style:style>
    <style:style style:name="P109" style:family="paragraph" style:parent-style-name="Table_20_Contents">
      <style:text-properties style:font-name="Liberation Sans" officeooo:rsid="001c3029" officeooo:paragraph-rsid="001c3029"/>
    </style:style>
    <style:style style:name="P110" style:family="paragraph" style:parent-style-name="Table_20_Contents">
      <style:text-properties style:font-name="Liberation Sans" officeooo:rsid="001def9a" officeooo:paragraph-rsid="001def9a"/>
    </style:style>
    <style:style style:name="P111" style:family="paragraph" style:parent-style-name="Footer">
      <style:paragraph-properties fo:text-align="end" style:justify-single-word="false"/>
    </style:style>
    <style:style style:name="P112" style:family="paragraph" style:parent-style-name="Standard" style:list-style-name="L1">
      <style:text-properties style:font-name="Liberation Sans" fo:font-size="12pt" officeooo:rsid="000faf0a" officeooo:paragraph-rsid="000faf0a" style:font-size-asian="12pt" style:font-size-complex="12pt"/>
    </style:style>
    <style:style style:name="P113" style:family="paragraph" style:parent-style-name="Standard" style:list-style-name="L1">
      <style:text-properties style:font-name="Liberation Sans" fo:font-size="12pt" officeooo:rsid="000a7932" officeooo:paragraph-rsid="000a7932" style:font-size-asian="12pt" style:font-size-complex="12pt"/>
    </style:style>
    <style:style style:name="P114" style:family="paragraph" style:parent-style-name="Standard" style:list-style-name="L2">
      <style:text-properties style:font-name="Liberation Sans" fo:font-size="12pt" officeooo:rsid="00101e84" officeooo:paragraph-rsid="00101e84" style:font-size-asian="12pt" style:font-size-complex="12pt"/>
    </style:style>
    <style:style style:name="P115" style:family="paragraph" style:parent-style-name="Standard" style:list-style-name="L3">
      <style:text-properties style:font-name="Liberation Sans" fo:font-size="12pt" officeooo:rsid="00101e84" officeooo:paragraph-rsid="00101e84" style:font-size-asian="12pt" style:font-size-complex="12pt"/>
    </style:style>
    <style:style style:name="P116" style:family="paragraph" style:parent-style-name="Standard" style:list-style-name="L4">
      <style:text-properties style:font-name="Liberation Sans" fo:font-size="12pt" officeooo:rsid="00101e84" officeooo:paragraph-rsid="00101e84" style:font-size-asian="12pt" style:font-size-complex="12pt"/>
    </style:style>
    <style:style style:name="P117" style:family="paragraph" style:parent-style-name="Standard" style:list-style-name="L5">
      <style:text-properties style:font-name="Liberation Sans" fo:font-size="12pt" officeooo:rsid="00101e84" officeooo:paragraph-rsid="00101e84" style:font-size-asian="12pt" style:font-size-complex="12pt"/>
    </style:style>
    <style:style style:name="P118" style:family="paragraph" style:parent-style-name="Standard" style:list-style-name="L6">
      <style:text-properties style:font-name="Liberation Sans" fo:font-size="12pt" officeooo:rsid="001a241e" officeooo:paragraph-rsid="001a241e" style:font-size-asian="12pt" style:font-size-complex="12pt"/>
    </style:style>
    <style:style style:name="T1" style:family="text">
      <style:text-properties officeooo:rsid="00101e84"/>
    </style:style>
    <style:style style:name="T2" style:family="text">
      <style:text-properties officeooo:rsid="000faf0a"/>
    </style:style>
    <style:style style:name="T3" style:family="text">
      <style:text-properties officeooo:rsid="0011f965"/>
    </style:style>
    <style:style style:name="T4" style:family="text">
      <style:text-properties officeooo:rsid="00133342"/>
    </style:style>
    <style:style style:name="T5" style:family="text">
      <style:text-properties officeooo:rsid="001466fc"/>
    </style:style>
    <style:style style:name="T6" style:family="text">
      <style:text-properties officeooo:rsid="0015b46b"/>
    </style:style>
    <style:style style:name="T7" style:family="text">
      <style:text-properties officeooo:rsid="001614b1"/>
    </style:style>
    <style:style style:name="T8" style:family="text">
      <style:text-properties officeooo:rsid="001641dd"/>
    </style:style>
    <style:style style:name="T9" style:family="text">
      <style:text-properties officeooo:rsid="001806b3"/>
    </style:style>
    <style:style style:name="T10" style:family="text">
      <style:text-properties officeooo:rsid="00195e17"/>
    </style:style>
    <style:style style:name="T11" style:family="text">
      <style:text-properties officeooo:rsid="001a241e"/>
    </style:style>
    <style:style style:name="T12" style:family="text">
      <style:text-properties officeooo:rsid="001b3e68"/>
    </style:style>
    <style:style style:name="T13" style:family="text">
      <style:text-properties officeooo:rsid="001c14c6"/>
    </style:style>
    <style:style style:name="T14" style:family="text">
      <style:text-properties officeooo:rsid="001c3029"/>
    </style:style>
    <style:style style:name="T15" style:family="text">
      <style:text-properties officeooo:rsid="001def9a"/>
    </style:style>
    <style:style style:name="T16" style:family="text">
      <style:text-properties officeooo:rsid="0020c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7"/>
      <text:p text:style-name="P38">Lineare Gleichungen</text:p>
      <text:p text:style-name="P2"/>
      <text:p text:style-name="P2"/>
      <text:p text:style-name="P51">Allgemein:</text:p>
      <text:p text:style-name="P4"/>
      <text:p text:style-name="P28">Enthält die Gleichung die Variable x nur in der 1. Potenz, so spricht man von einer linearen Gleichung.</text:p>
      <text:p text:style-name="P29"/>
      <text:list xml:id="list1903504556515942763" text:style-name="L1">
        <text:list-item>
          <text:p text:style-name="P112">2x + y = 1</text:p>
        </text:list-item>
        <text:list-item>
          <text:p text:style-name="P113">- <text:span text:style-name="T2">x + y = -2</text:span></text:p>
        </text:list-item>
      </text:list>
      <text:p text:style-name="P30"/>
      <text:p text:style-name="P30">Die allgemeine Form einer linearen Gleichung lautet:</text:p>
      <text:p text:style-name="P30"/>
      <text:list xml:id="list5898729269220740069" text:style-name="L2">
        <text:list-item>
          <text:p text:style-name="P114">ax + b = 0</text:p>
        </text:list-item>
      </text:list>
      <text:p text:style-name="P30"/>
      <text:p text:style-name="P30">Dabei sind a und b reelle Zahlen und x ist die Variable:</text:p>
      <text:p text:style-name="P30"/>
      <text:list xml:id="list2740010900824082501" text:style-name="L3">
        <text:list-item>
          <text:p text:style-name="P115">3x + 2 = 0</text:p>
        </text:list-item>
      </text:list>
      <text:p text:style-name="P30"/>
      <text:p text:style-name="P30">Die Lösungsmenge (L) enthält alle Werte, die für die Variable x eingesetzt werden dürfen. Normalerweise ist das bei linearen Gleichungen ein Wert.</text:p>
      <text:p text:style-name="P30"/>
      <text:p text:style-name="P30">Die Definitionsmenge (D) ist die Menge, für die die mathematischen Terme, die in der Gleichung vorkommen, definiert sind.</text:p>
      <text:p text:style-name="P30"/>
      <text:p text:style-name="P30">Die Lösungsmenge einer linearen Gleichung findet man durch Äquivalenzumformung, das ist eine Umformung, die die Lösungsmenge einer Gleichung nicht verändert:</text:p>
      <text:list xml:id="list8919743050417887001" text:style-name="L4">
        <text:list-item>
          <text:p text:style-name="P116">Auf beiden Seiten einer Gleichung die gleiche Zahl oder den gleichen Term zu addieren oder zu subtrahieren</text:p>
        </text:list-item>
        <text:list-item>
          <text:p text:style-name="P116">Beide Seiten einer Gleichung mit der gleichen Zahl, mit demselben Term zu multiplizieren oder durch die gleiche Zahl zu dividieren (Ausnahme: Null und quadrieren)</text:p>
        </text:list-item>
      </text:list>
      <text:p text:style-name="P30"/>
      <text:p text:style-name="P30">Eine Gleichung zu lösen bedeutet, denjenigen x-Wert herauszufinden, für den die Gleichung erfüllt ist:</text:p>
      <text:p text:style-name="P30"/>
      <text:list xml:id="list4226084977024407053" text:style-name="L5">
        <text:list-item>
          <text:p text:style-name="P117">x + 5 = 10 → 5 + 5 = 10 → 10 = 10</text:p>
        </text:list-item>
        <text:list-item>
          <text:p text:style-name="P117">Lösung x = 5</text:p>
        </text:list-item>
      </text:list>
      <text:p text:style-name="P53"><text:soft-page-break/>Aufgaben</text:p>
      <text:p text:style-name="P7"/>
      <text:p text:style-name="P7">Grundlagen</text:p>
      <text:p text:style-name="P15"/>
      <text:p text:style-name="P18"><text:span text:style-name="T3">1. </text:span>Wähle alle Gleichungen, bei denen x = 5 eine Lösung ist.</text:p>
      <text:p text:style-name="P15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3">Gleichungen</text:p>
          </table:table-cell>
          <table:table-cell table:style-name="Tabelle3.A1" office:value-type="string">
            <text:p text:style-name="P72">Antwort</text:p>
          </table:table-cell>
          <table:table-cell table:style-name="Tabelle3.C1" office:value-type="string">
            <text:p text:style-name="P72">Lösungsweg</text:p>
          </table:table-cell>
        </table:table-row>
        <table:table-row>
          <table:table-cell table:style-name="Tabelle3.A2" office:value-type="string">
            <text:p text:style-name="P83">X + 15 = 20</text:p>
            <text:p text:style-name="P84">9 = 15 – x</text:p>
            <text:p text:style-name="P84">50 = 10x</text:p>
            <text:p text:style-name="P84">x / 5 = 5</text:p>
            <text:p text:style-name="P84">10 = 100 / x</text:p>
          </table:table-cell>
          <table:table-cell table:style-name="Tabelle3.B2" office:value-type="string">
            <text:p text:style-name="P84">Richtig</text:p>
            <text:p text:style-name="P84">Falsch</text:p>
            <text:p text:style-name="P84">Richtig</text:p>
            <text:p text:style-name="P84">Falsch</text:p>
            <text:p text:style-name="P84">Falsch</text:p>
          </table:table-cell>
          <table:table-cell table:style-name="Tabelle3.C2" office:value-type="string">
            <text:p text:style-name="P84">1. Setze x = 5 in die Gleichung</text:p>
            <text:p text:style-name="P84">2. Vereinfache</text:p>
            <text:p text:style-name="P84">3. Überprüfe, ob beide Seiten der Gleichung <text:s/></text:p>
            <text:p text:style-name="P84"><text:s text:c="4"/>den gleichen Wert haben</text:p>
          </table:table-cell>
        </table:table-row>
      </table:table>
      <text:p text:style-name="P4"/>
      <text:p text:style-name="P19">2. Welcher Wert für x macht aus 13 + 6(x – 5) = 34 eine wahre Aussage?</text:p>
      <text:p text:style-name="P19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4">Gleichungen</text:p>
          </table:table-cell>
          <table:table-cell table:style-name="Tabelle4.A1" office:value-type="string">
            <text:p text:style-name="P72">Antwort</text:p>
          </table:table-cell>
          <table:table-cell table:style-name="Tabelle4.C1" office:value-type="string">
            <text:p text:style-name="P72">Lösungsweg</text:p>
          </table:table-cell>
        </table:table-row>
        <table:table-row>
          <table:table-cell table:style-name="Tabelle4.A2" office:value-type="string">
            <text:p text:style-name="P93">X = 6</text:p>
            <text:p text:style-name="P93">X = 7</text:p>
            <text:p text:style-name="P93">X = 8</text:p>
            <text:p text:style-name="P93">X = 9</text:p>
          </table:table-cell>
          <table:table-cell table:style-name="Tabelle4.B2" office:value-type="string">
            <text:p text:style-name="P93">Falsch</text:p>
            <text:p text:style-name="P93">Falsch</text:p>
            <text:p text:style-name="P93">Richtig</text:p>
            <text:p text:style-name="P93">Falsch</text:p>
          </table:table-cell>
          <table:table-cell table:style-name="Tabelle4.C2" office:value-type="string">
            <text:p text:style-name="P84">1. Löse 6(x - 5) auf (6x - 30)</text:p>
            <text:p text:style-name="P84">2. Vereinfache (6x = <text:span text:style-name="T4">48</text:span>)</text:p>
            <text:p text:style-name="P84">3. <text:span text:style-name="T4">Dividiere beide Seiten durch 6 (x = 8)</text:span></text:p>
          </table:table-cell>
        </table:table-row>
      </table:table>
      <text:p text:style-name="P5"/>
      <text:p text:style-name="P5"/>
      <text:p text:style-name="P11">Textaufgaben</text:p>
      <text:p text:style-name="P8"/>
      <text:p text:style-name="P26">1. Jürgen war gerade beim Erdbeeren pflücken. Er zahlte 13,<text:span text:style-name="T6">25</text:span> Euro insgesamt. Er spendete 5 Euro und zahlte 0,15 Euro für jede Erdbeere.</text:p>
      <text:p text:style-name="P20"/>
      <text:p text:style-name="P26"><text:span text:style-name="T5">a) </text:span>Schreibe eine Lineare Gleichung um die Anzahl der Erdbeeren (s) zu ermitteln die Jürgen gesammelt hat.</text:p>
      <text:p text:style-name="P26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0">Antwort</text:p>
          </table:table-cell>
          <table:table-cell table:style-name="Tabelle5.B1" office:value-type="string">
            <text:p text:style-name="P80">Lösungsweg</text:p>
          </table:table-cell>
        </table:table-row>
        <table:table-row>
          <table:table-cell table:style-name="Tabelle5.A2" office:value-type="string">
            <text:p text:style-name="P94">5 + 0,15s = 13,<text:span text:style-name="T6">25</text:span></text:p>
          </table:table-cell>
          <table:table-cell table:style-name="Tabelle5.B2" office:value-type="string">
            <text:p text:style-name="P85">1. <text:span text:style-name="T5">Spende von 5 Euro plus 0,15 Euro pro </text:span></text:p>
            <text:p text:style-name="P94"><text:s text:c="4"/>Erdbeere mal Variable Anzahl der </text:p>
            <text:p text:style-name="P94"><text:s text:c="4"/>Erdbeeren (s) ist gleich gesamte Ausgabe </text:p>
            <text:p text:style-name="P94"><text:s text:c="4"/>von 13,25 Euro </text:p>
          </table:table-cell>
        </table:table-row>
      </table:table>
      <text:p text:style-name="P20"/>
      <text:p text:style-name="P20"/>
      <text:p text:style-name="P20"/>
      <text:p text:style-name="P20"/>
      <text:p text:style-name="P27"><text:soft-page-break/>b) Ermittle die Anzahl der Erdbeeren die Jürgen gesammelt hat</text:p>
      <text:p text:style-name="P27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81">Antwort</text:p>
          </table:table-cell>
          <table:table-cell table:style-name="Tabelle6.B1" office:value-type="string">
            <text:p text:style-name="P81">Lösungsweg</text:p>
          </table:table-cell>
        </table:table-row>
        <table:table-row>
          <table:table-cell table:style-name="Tabelle6.A2" office:value-type="string">
            <text:p text:style-name="P95">55 Stück</text:p>
          </table:table-cell>
          <table:table-cell table:style-name="Tabelle6.B2" office:value-type="string">
            <text:p text:style-name="P85">1. <text:span text:style-name="T5">Vereinfache ( 0,15s = 8,25)</text:span></text:p>
            <text:p text:style-name="P85"><text:span text:style-name="T6">2</text:span>. <text:span text:style-name="T4">Dividiere beide Seiten durch 0,15 (s = 55 )</text:span></text:p>
          </table:table-cell>
        </table:table-row>
      </table:table>
      <text:p text:style-name="P21"/>
      <text:p text:style-name="P20"/>
      <text:p text:style-name="P12">Variablen auf beiden Seiten</text:p>
      <text:p text:style-name="P20"/>
      <text:p text:style-name="P32">1. Löse nach y auf.</text:p>
      <text:p text:style-name="P32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65">Gleichungen</text:p>
          </table:table-cell>
          <table:table-cell table:style-name="Tabelle7.A1" office:value-type="string">
            <text:p text:style-name="P73">Antwort</text:p>
          </table:table-cell>
          <table:table-cell table:style-name="Tabelle7.C1" office:value-type="string">
            <text:p text:style-name="P73">Lösungsweg</text:p>
          </table:table-cell>
        </table:table-row>
        <table:table-row>
          <table:table-cell table:style-name="Tabelle7.A2" office:value-type="string">
            <text:p text:style-name="P95">14 – 2y = <text:span text:style-name="T7">4</text:span>y + 10 + 2y</text:p>
          </table:table-cell>
          <table:table-cell table:style-name="Tabelle7.B2" office:value-type="string">
            <text:p text:style-name="P95"><text:span text:style-name="T7">y</text:span> = <text:span text:style-name="T7">0,5</text:span></text:p>
          </table:table-cell>
          <table:table-cell table:style-name="Tabelle7.C2" office:value-type="string">
            <text:p text:style-name="P86">1. <text:span text:style-name="T6">Fasse gleichartige Terme zusammen</text:span></text:p>
            <text:p text:style-name="P86">2. <text:span text:style-name="T6">Subtrahiere 6y von jeder Seite</text:span></text:p>
            <text:p text:style-name="P86">3. <text:span text:style-name="T6">Subtrahiere 14 von jeder Seite</text:span></text:p>
            <text:p text:style-name="P95">4. Dividiere jede Seite durch -<text:span text:style-name="T7">8</text:span></text:p>
          </table:table-cell>
        </table:table-row>
      </table:table>
      <text:p text:style-name="P22"/>
      <text:p text:style-name="P33"><text:span text:style-name="T10">2</text:span>. Löse nach <text:span text:style-name="T10">h</text:span> auf.</text:p>
      <text:p text:style-name="P33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68">Gleichungen</text:p>
          </table:table-cell>
          <table:table-cell table:style-name="Tabelle10.A1" office:value-type="string">
            <text:p text:style-name="P76">Antwort</text:p>
          </table:table-cell>
          <table:table-cell table:style-name="Tabelle10.C1" office:value-type="string">
            <text:p text:style-name="P76">Lösungsweg</text:p>
          </table:table-cell>
        </table:table-row>
        <table:table-row>
          <table:table-cell table:style-name="Tabelle10.A2" office:value-type="string">
            <text:p text:style-name="P102">5h + 16,5 = 15,9 +10h</text:p>
          </table:table-cell>
          <table:table-cell table:style-name="Tabelle10.B2" office:value-type="string">
            <text:p text:style-name="P102">h = 0,12</text:p>
          </table:table-cell>
          <table:table-cell table:style-name="Tabelle10.C2" office:value-type="string">
            <text:p text:style-name="P89">1. <text:span text:style-name="T10">Subtrahiere 10h von jeder Seite</text:span></text:p>
            <text:p text:style-name="P89">2. <text:span text:style-name="T6">Subtrahiere 16,5 von jeder Seite</text:span></text:p>
            <text:p text:style-name="P98">3. Dividiere jede Seite durch -5</text:p>
          </table:table-cell>
        </table:table-row>
      </table:table>
      <text:p text:style-name="P25"/>
      <text:p text:style-name="P25"/>
      <text:p text:style-name="P14">Lineare Gleichungen mit Klammern</text:p>
      <text:p text:style-name="P13"/>
      <text:p text:style-name="P34">1. Löse nach f auf.</text:p>
      <text:p text:style-name="P34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66">Gleichungen</text:p>
          </table:table-cell>
          <table:table-cell table:style-name="Tabelle8.A1" office:value-type="string">
            <text:p text:style-name="P74">Antwort</text:p>
          </table:table-cell>
          <table:table-cell table:style-name="Tabelle8.C1" office:value-type="string">
            <text:p text:style-name="P74">Lösungsweg</text:p>
          </table:table-cell>
        </table:table-row>
        <table:table-row>
          <table:table-cell table:style-name="Tabelle8.A2" office:value-type="string">
            <text:p text:style-name="P99">12(-4f -<text:span text:style-name="T8">5</text:span>) = -(26f +<text:span text:style-name="T8">5</text:span>)</text:p>
          </table:table-cell>
          <table:table-cell table:style-name="Tabelle8.B2" office:value-type="string">
            <text:p text:style-name="P96"><text:span text:style-name="T9">f</text:span> = -<text:span text:style-name="T8">2,5</text:span></text:p>
          </table:table-cell>
          <table:table-cell table:style-name="Tabelle8.C2" office:value-type="string">
            <text:p text:style-name="P87">1. <text:span text:style-name="T6">Fasse gleichartige Terme zusammen</text:span></text:p>
            <text:p text:style-name="P87">2. <text:span text:style-name="T6">Subtrahiere 6y von jeder Seite</text:span></text:p>
            <text:p text:style-name="P87">3. <text:span text:style-name="T6">Subtrahiere 14 von jeder Seite</text:span></text:p>
            <text:p text:style-name="P96">4. Dividiere jede Seite durch -<text:span text:style-name="T7">8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35"><text:soft-page-break/>1. Löse nach <text:span text:style-name="T9">g</text:span> auf.</text:p>
      <text:p text:style-name="P35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67">Gleichungen</text:p>
          </table:table-cell>
          <table:table-cell table:style-name="Tabelle9.A1" office:value-type="string">
            <text:p text:style-name="P75">Antwort</text:p>
          </table:table-cell>
          <table:table-cell table:style-name="Tabelle9.C1" office:value-type="string">
            <text:p text:style-name="P75">Lösungsweg</text:p>
          </table:table-cell>
        </table:table-row>
        <table:table-row>
          <table:table-cell table:style-name="Tabelle9.A2" office:value-type="string">
            <text:p text:style-name="P100">3(6 – g) -4 = 3g - 4</text:p>
          </table:table-cell>
          <table:table-cell table:style-name="Tabelle9.B2" office:value-type="string">
            <text:p text:style-name="P97"><text:span text:style-name="T9">g</text:span> = <text:span text:style-name="T9">3</text:span></text:p>
          </table:table-cell>
          <table:table-cell table:style-name="Tabelle9.C2" office:value-type="string">
            <text:p text:style-name="P88"><text:span text:style-name="T9">1</text:span>. Löse <text:span text:style-name="T9">3</text:span>(<text:span text:style-name="T9">6</text:span> - <text:span text:style-name="T9">g</text:span>) auf (<text:span text:style-name="T9">18</text:span> - 3<text:span text:style-name="T9">g</text:span>)</text:p>
            <text:p text:style-name="P88"><text:span text:style-name="T9">2</text:span>. <text:span text:style-name="T6">Subtrahiere 3g von jeder Seite</text:span></text:p>
            <text:p text:style-name="P97"><text:span text:style-name="T9">3</text:span>. <text:span text:style-name="T9">Vereinfache (14-6g=-4)</text:span></text:p>
            <text:p text:style-name="P100">4. <text:span text:style-name="T6">Subtrahiere </text:span>14<text:span text:style-name="T6"> von jeder Seite</text:span></text:p>
            <text:p text:style-name="P102">5. Dividiere jede Seite durch -6</text:p>
          </table:table-cell>
        </table:table-row>
      </table:table>
      <text:p text:style-name="P24"/>
      <text:p text:style-name="P24"/>
      <text:p text:style-name="P39">Funktionen</text:p>
      <text:p text:style-name="P3"/>
      <text:p text:style-name="P3"/>
      <text:p text:style-name="P52">Allgemein:</text:p>
      <text:p text:style-name="P6"/>
      <text:p text:style-name="P31">Eine Funktion ist eine Beziehung zwischen zwei Mengen, die jedem Element der einen Menge ein Element der anderen Menge zuordnet. Dies bedeutet wir haben eine Funktion gegeben, in die wir x-Werte einsetzen um damit y-Werte mit der Gleichung zu berechnen.</text:p>
      <text:p text:style-name="P31"/>
      <text:list xml:id="list4248476543655663377" text:style-name="L6">
        <text:list-item>
          <text:p text:style-name="P118">f(x) = x + 2 bzw. die Gleichung y = x + 2</text:p>
        </text:list-item>
        <text:list-item>
          <text:p text:style-name="P118">f(x) = 2x bzw. die Gleichung y = 2x</text:p>
        </text:list-item>
      </text:list>
      <text:p text:style-name="P31"/>
      <text:p text:style-name="P31">Setzte ich für „x“ eine Zahl in die Gleichung ein, kann ich damit „y“ ausrechnen. Für das erste Beispiel: y = x + 2. Setzte ich hier x = 2 ein, egibt sich y = 4. Dafür gibt es besseren Weg, dieser lautet: Wertetabelle.</text:p>
      <text:p text:style-name="P31"/>
      <text:p text:style-name="P31">Um die Funktion zu zeichnen, muss man eine ganze Reihe an Werten ausrechnen. Dafür legen wir eine Wertetabelle an. Dazu werden für „x“ einfach ein paar Zahlen eingesetzt</text:p>
      <text:p text:style-name="P31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82">x</text:p>
          </table:table-cell>
          <table:table-cell table:style-name="Tabelle11.B1" office:value-type="string">
            <text:p text:style-name="P82">y</text:p>
          </table:table-cell>
        </table:table-row>
        <table:table-row>
          <table:table-cell table:style-name="Tabelle11.A6" office:value-type="string">
            <text:p text:style-name="P101">-<text:span text:style-name="T11">2</text:span></text:p>
          </table:table-cell>
          <table:table-cell table:style-name="Tabelle11.B6" office:value-type="string">
            <text:p text:style-name="P103">0</text:p>
          </table:table-cell>
        </table:table-row>
        <table:table-row>
          <table:table-cell table:style-name="Tabelle11.A6" office:value-type="string">
            <text:p text:style-name="P101">-<text:span text:style-name="T11">1</text:span></text:p>
          </table:table-cell>
          <table:table-cell table:style-name="Tabelle11.B6" office:value-type="string">
            <text:p text:style-name="P103">1</text:p>
          </table:table-cell>
        </table:table-row>
        <table:table-row>
          <table:table-cell table:style-name="Tabelle11.A6" office:value-type="string">
            <text:p text:style-name="P103">0</text:p>
          </table:table-cell>
          <table:table-cell table:style-name="Tabelle11.B6" office:value-type="string">
            <text:p text:style-name="P103">2</text:p>
          </table:table-cell>
        </table:table-row>
        <table:table-row>
          <table:table-cell table:style-name="Tabelle11.A6" office:value-type="string">
            <text:p text:style-name="P103">1</text:p>
          </table:table-cell>
          <table:table-cell table:style-name="Tabelle11.B6" office:value-type="string">
            <text:p text:style-name="P103">3</text:p>
          </table:table-cell>
        </table:table-row>
        <table:table-row>
          <table:table-cell table:style-name="Tabelle11.A6" office:value-type="string">
            <text:p text:style-name="P103">2</text:p>
          </table:table-cell>
          <table:table-cell table:style-name="Tabelle11.B6" office:value-type="string">
            <text:p text:style-name="P103">4</text:p>
          </table:table-cell>
        </table:table-row>
      </table:table>
      <text:p text:style-name="P55"/>
      <text:p text:style-name="P55"/>
      <text:p text:style-name="P55"/>
      <text:p text:style-name="P54"><text:soft-page-break/>Aufgaben</text:p>
      <text:p text:style-name="P54"/>
      <text:p text:style-name="P9">Funktionen auswerten</text:p>
      <text:p text:style-name="P17"/>
      <text:p text:style-name="P45">1. f(x) = 28 – 3x</text:p>
      <text:p text:style-name="P36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69">Gleichungen</text:p>
          </table:table-cell>
          <table:table-cell table:style-name="Tabelle12.A1" office:value-type="string">
            <text:p text:style-name="P77">Antwort</text:p>
          </table:table-cell>
          <table:table-cell table:style-name="Tabelle12.C1" office:value-type="string">
            <text:p text:style-name="P77">Lösungsweg</text:p>
          </table:table-cell>
        </table:table-row>
        <table:table-row>
          <table:table-cell table:style-name="Tabelle12.A2" office:value-type="string">
            <text:p text:style-name="P104">F(5) = ?</text:p>
          </table:table-cell>
          <table:table-cell table:style-name="Tabelle12.B2" office:value-type="string">
            <text:p text:style-name="P104">13</text:p>
          </table:table-cell>
          <table:table-cell table:style-name="Tabelle12.C2" office:value-type="string">
            <text:p text:style-name="P90"><text:span text:style-name="T9">1</text:span>. <text:span text:style-name="T12">x = 5 in die Formel der Funktion </text:span></text:p>
            <text:p text:style-name="P104"><text:s text:c="4"/>einsetzten</text:p>
            <text:p text:style-name="P104">2. f(5) = 28 – 3 * 5</text:p>
          </table:table-cell>
        </table:table-row>
      </table:table>
      <text:p text:style-name="P43"/>
      <text:p text:style-name="P44">2. f(z) = -8z + 15</text:p>
      <text:p text:style-name="P44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69">Gleichungen</text:p>
          </table:table-cell>
          <table:table-cell table:style-name="Tabelle13.A1" office:value-type="string">
            <text:p text:style-name="P77">Antwort</text:p>
          </table:table-cell>
          <table:table-cell table:style-name="Tabelle13.C1" office:value-type="string">
            <text:p text:style-name="P77">Lösungsweg</text:p>
          </table:table-cell>
        </table:table-row>
        <table:table-row>
          <table:table-cell table:style-name="Tabelle13.A2" office:value-type="string">
            <text:p text:style-name="P104">F(3) = ?</text:p>
          </table:table-cell>
          <table:table-cell table:style-name="Tabelle13.B2" office:value-type="string">
            <text:p text:style-name="P104">-9</text:p>
          </table:table-cell>
          <table:table-cell table:style-name="Tabelle13.C2" office:value-type="string">
            <text:p text:style-name="P90"><text:span text:style-name="T9">1</text:span>. <text:span text:style-name="T12">z = 3 in die Formel der Funktion </text:span></text:p>
            <text:p text:style-name="P104"><text:s text:c="4"/>einsetzten</text:p>
            <text:p text:style-name="P104">2. f(3) = -8 * 3 + 15</text:p>
          </table:table-cell>
        </table:table-row>
      </table:table>
      <text:p text:style-name="P48"/>
      <text:p text:style-name="P48"/>
      <text:p text:style-name="P10">Ein- und Ausgabewerte eine Funktion</text:p>
      <text:p text:style-name="P17"/>
      <text:p text:style-name="P45">1. f(x) = 4x + 13</text:p>
      <text:p text:style-name="P4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69">Gleichungen</text:p>
          </table:table-cell>
          <table:table-cell table:style-name="Tabelle14.A1" office:value-type="string">
            <text:p text:style-name="P77">Antwort</text:p>
          </table:table-cell>
          <table:table-cell table:style-name="Tabelle14.C1" office:value-type="string">
            <text:p text:style-name="P77">Lösungsweg</text:p>
          </table:table-cell>
        </table:table-row>
        <table:table-row>
          <table:table-cell table:style-name="Tabelle14.A2" office:value-type="string">
            <text:p text:style-name="P104">F(?) = 24</text:p>
          </table:table-cell>
          <table:table-cell table:style-name="Tabelle14.B2" office:value-type="string">
            <text:p text:style-name="P107">2,75</text:p>
          </table:table-cell>
          <table:table-cell table:style-name="Tabelle14.C2" office:value-type="string">
            <text:p text:style-name="P91"><text:span text:style-name="T9">1</text:span>. <text:span text:style-name="T13">Gleichung mit der Formel 4x + 13 auf der </text:span></text:p>
            <text:p text:style-name="P107"><text:s text:c="4"/>einen Seite und dem Wert 24 auf der </text:p>
            <text:p text:style-name="P107"><text:s text:c="4"/>anderen Seite lösen</text:p>
            <text:p text:style-name="P104">2. <text:span text:style-name="T13">4x + 13 = 24</text:span></text:p>
            <text:p text:style-name="P107">3. 4x = 11</text:p>
            <text:p text:style-name="P107">4. x = 2,75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2. g(m) = 12m - 1</text:p>
      <text:p text:style-name="P49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70">Gleichungen</text:p>
          </table:table-cell>
          <table:table-cell table:style-name="Tabelle15.A1" office:value-type="string">
            <text:p text:style-name="P78">Antwort</text:p>
          </table:table-cell>
          <table:table-cell table:style-name="Tabelle15.C1" office:value-type="string">
            <text:p text:style-name="P78">Lösungsweg</text:p>
          </table:table-cell>
        </table:table-row>
        <table:table-row>
          <table:table-cell table:style-name="Tabelle15.A2" office:value-type="string">
            <text:p text:style-name="P105"><text:span text:style-name="T13">g</text:span>(?) = -<text:span text:style-name="T13">7</text:span></text:p>
          </table:table-cell>
          <table:table-cell table:style-name="Tabelle15.B2" office:value-type="string">
            <text:p text:style-name="P107">-0,5</text:p>
          </table:table-cell>
          <table:table-cell table:style-name="Tabelle15.C2" office:value-type="string">
            <text:p text:style-name="P91"><text:span text:style-name="T9">1</text:span>. <text:span text:style-name="T13">Gleichung mit der Formel 12m - 1 auf der </text:span></text:p>
            <text:p text:style-name="P107"><text:s text:c="4"/>einen Seite und dem Wert -7 auf der </text:p>
            <text:p text:style-name="P107"><text:s text:c="4"/>anderen Seite lösen</text:p>
            <text:p text:style-name="P105">2. <text:span text:style-name="T13">12m -1 = -7</text:span></text:p>
            <text:p text:style-name="P107">3. 12m = -6</text:p>
            <text:p text:style-name="P107">4. x = 2,75</text:p>
          </table:table-cell>
        </table:table-row>
      </table:table>
      <text:p text:style-name="P50"/>
      <text:p text:style-name="P50"/>
      <text:p text:style-name="P10">Funktionen und Gleichungen</text:p>
      <text:p text:style-name="P16"/>
      <text:p text:style-name="P46">1. Für einen bestimmten Eingabewert x ergibt die Funktion f einen Wert w, der die folgende Gleichung erfüllt: 4h – 6x = 10. Schreibe eine Formel für f(x) in Bezug auf x</text:p>
      <text:p text:style-name="P41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70">Gleichungen</text:p>
          </table:table-cell>
          <table:table-cell table:style-name="Tabelle16.A1" office:value-type="string">
            <text:p text:style-name="P78">Antwort</text:p>
          </table:table-cell>
          <table:table-cell table:style-name="Tabelle16.C1" office:value-type="string">
            <text:p text:style-name="P78">Lösungsweg</text:p>
          </table:table-cell>
        </table:table-row>
        <table:table-row>
          <table:table-cell table:style-name="Tabelle16.A2" office:value-type="string">
            <text:p text:style-name="P107">f(x) = ?</text:p>
          </table:table-cell>
          <table:table-cell table:style-name="Tabelle16.B2" office:value-type="string">
            <text:p text:style-name="P109">2,5 + 1,5 x</text:p>
          </table:table-cell>
          <table:table-cell table:style-name="Tabelle16.C2" office:value-type="string">
            <text:p text:style-name="P92"><text:span text:style-name="T9">1</text:span>. <text:span text:style-name="T14">f(x) drückt h als eine Funktion von x aus. </text:span></text:p>
            <text:p text:style-name="P109"><text:s text:c="4"/>Um zu einer richtigen Formel zu kommen, </text:p>
            <text:p text:style-name="P109"><text:s text:c="4"/>ist die Gleichung nach h aufzulösen</text:p>
            <text:p text:style-name="P105">2. <text:span text:style-name="T14">4h = 10 + 6x</text:span></text:p>
            <text:p text:style-name="P107">3. <text:span text:style-name="T14">h = 10/4 + 6x/4</text:span></text:p>
            <text:p text:style-name="P107">4. <text:span text:style-name="T14">h = 2,5 + 1,5x</text:span></text:p>
          </table:table-cell>
        </table:table-row>
      </table:table>
      <text:p text:style-name="P50"/>
      <text:p text:style-name="P47">2. Für einen bestimmten Eingabewert a ergibt die Funktion g einen Wert b, der die folgende Gleichung erfüllt: 6b – 12a = -48. Schreibe eine Formel für g(a) in Bezug auf a</text:p>
      <text:p text:style-name="P42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71">Gleichungen</text:p>
          </table:table-cell>
          <table:table-cell table:style-name="Tabelle17.A1" office:value-type="string">
            <text:p text:style-name="P79">Antwort</text:p>
          </table:table-cell>
          <table:table-cell table:style-name="Tabelle17.C1" office:value-type="string">
            <text:p text:style-name="P79">Lösungsweg</text:p>
          </table:table-cell>
        </table:table-row>
        <table:table-row>
          <table:table-cell table:style-name="Tabelle17.A2" office:value-type="string">
            <text:p text:style-name="P108"><text:span text:style-name="T14">g</text:span>(<text:span text:style-name="T14">a</text:span>) = ?</text:p>
          </table:table-cell>
          <table:table-cell table:style-name="Tabelle17.B2" office:value-type="string">
            <text:p text:style-name="P110">2a - 8</text:p>
          </table:table-cell>
          <table:table-cell table:style-name="Tabelle17.C2" office:value-type="string">
            <text:p text:style-name="P92"><text:span text:style-name="T9">1</text:span>. <text:span text:style-name="T14">g(a) drückt b als eine Funktion von a aus. </text:span></text:p>
            <text:p text:style-name="P109"><text:s text:c="4"/>Um zu einer richtigen Formel zu kommen, </text:p>
            <text:p text:style-name="P109"><text:s text:c="4"/>ist die Gleichung nach b aufzulösen</text:p>
            <text:p text:style-name="P106">2. <text:span text:style-name="T15">6b = 12a -48</text:span></text:p>
            <text:p text:style-name="P108">3. <text:span text:style-name="T15">6b = 12a/4 -48/4</text:span></text:p>
            <text:p text:style-name="P108">4. <text:span text:style-name="T15">b = 2a – 8 </text:span></text:p>
          </table:table-cell>
        </table:table-row>
      </table:table>
      <text:p text:style-name="P56"/>
      <text:p text:style-name="P56"/>
      <text:p text:style-name="P57">Quellen:</text:p>
      <text:p text:style-name="P57"><text:a xlink:type="simple" xlink:href="https://de.khanacademy.org/math/algebra" text:style-name="Internet_20_link" text:visited-style-name="Visited_20_Internet_20_Link">https://de.khanacademy.org/math/algebra</text:a></text:p>
      <text:p text:style-name="P57"><text:a xlink:type="simple" xlink:href="https://www.frustfrei-lernen.de/mathematik/funktionen-zeichnen-grundlagen-wertetabelle.html" text:style-name="Internet_20_link" text:visited-style-name="Visited_20_Internet_20_Link">https://www.frustfrei-lernen.de/mathematik/funktionen-zeichnen-grundlagen-wertetabelle.html</text:a></text:p>
      <text:p text:style-name="P57"><text:a xlink:type="simple" xlink:href="https://www.mathebibel.de/lineare-gleichungen" text:style-name="Internet_20_link" text:visited-style-name="Visited_20_Internet_20_Link">https://www.mathebibel.de/lineare-gleichunge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0faf0a" officeooo:paragraph-rsid="000faf0a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01e84" officeooo:paragraph-rsid="00101e84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officeooo:rsid="0020cc3c"/>
    </style:style>
    <style:style style:name="MT2" style:family="text">
      <style:text-properties officeooo:rsid="00101e8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5"><draw:image xlink:href="Pictures/10000201000003200000017318D99EEDA834B783.png" xlink:type="simple" xlink:show="embed" xlink:actuate="onLoad"/></draw:frame>Web Development 2</text:p>
            </table:table-cell>
          </table:table-row>
          <table:table-row>
            <table:table-cell table:style-name="Tabelle2.A2" office:value-type="string">
              <text:p text:style-name="MP4">Algebra 1 <text:span text:style-name="MT1">Fragen</text:span></text:p>
            </table:table-cell>
            <table:table-cell table:style-name="Tabelle2.B2" office:value-type="string">
              <text:p text:style-name="MP3"><text:span text:style-name="MT2">27</text:span>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Dzianis Brysiuk</text:p>
            </table:table-cell>
            <table:table-cell table:style-name="Tabelle1.A1" office:value-type="string">
              <text:p text:style-name="MP6"><text:page-number text:select-page="current">6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3-28T20:40:35.073018188</dc:date>
    <meta:editing-duration>PT18M1S</meta:editing-duration>
    <meta:editing-cycles>8</meta:editing-cycles>
    <meta:generator>LibreOffice/5.1.6.2$Linux_X86_64 LibreOffice_project/10m0$Build-2</meta:generator>
    <meta:document-statistic meta:table-count="17" meta:image-count="1" meta:object-count="0" meta:page-count="6" meta:paragraph-count="209" meta:word-count="1094" meta:character-count="5697" meta:non-whitespace-character-count="4740"/>
  </office:meta>
</office:document-meta>
</file>